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59.99mm" svg:height="89.99mm" svg:x="54.14mm" svg:y="367.21mm">
            <draw:object draw:notify-on-update-of-ranges="Folha1.A84:Folha1.A95 Folha1.B84:Folha1.B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2.02mm" svg:height="74.26mm" svg:x="66.69mm" svg:y="135.19mm">
            <draw:object draw:notify-on-update-of-ranges="Folha1.A34:Folha1.A42 Folha1.B34:Folha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19.78mm" svg:height="74.91mm" svg:x="74.62mm" svg:y="278.1mm">
            <draw:object draw:notify-on-update-of-ranges="Folha1.A63:Folha1.A80 Folha1.B63:Folha1.B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(V)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0018" calcext:value-type="float">
            <text:p>0,0018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25" calcext:value-type="float">
            <text:p>0,0025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331" calcext:value-type="float">
            <text:p>0,0331</text:p>
          </table:table-cell>
          <table:table-cell table:number-columns-repeated="12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0523" calcext:value-type="float">
            <text:p>0,0523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66" calcext:value-type="float">
            <text:p>0,06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839" calcext:value-type="float">
            <text:p>0,0839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0953" calcext:value-type="float">
            <text:p>0,0953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CC = ((u0 * N)/l)/m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ºEspiras por metro</text:p>
          </table:table-cell>
          <table:table-cell office:value-type="string" calcext:value-type="string">
            <text:p>3467 ± 60 (espiras/m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 = 0,24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ºEspiras →</text:p>
          </table:table-cell>
          <table:table-cell table:formula="of:=3467*0.24" office:value-type="float" office:value="832.08" calcext:value-type="float">
            <text:p>832,08</text:p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Parte B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io da Bobina:</text:p>
          </table:table-cell>
          <table:table-cell table:style-name="ce1" office:value-type="string" calcext:value-type="string">
            <text:p>6c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ancia entre Bobinas:</text:p>
          </table:table-cell>
          <table:table-cell table:style-name="ce1" office:value-type="string" calcext:value-type="string">
            <text:p>6cm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sição da sonda</text:p>
          </table:table-cell>
          <table:table-cell office:value-type="string" calcext:value-type="string">
            <text:p>X(0) = 6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º Bob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ição(m)</text:p>
          </table:table-cell>
          <table:table-cell office:value-type="string" calcext:value-type="string">
            <text:p>Hall (V)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51.6" calcext:value-type="float">
            <text:p>51,6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8.7" calcext:value-type="float">
            <text:p>58,7</text:p>
          </table:table-cell>
          <table:table-cell table:number-columns-repeated="12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62.2" calcext:value-type="float">
            <text:p>62,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4.5" calcext:value-type="float">
            <text:p>64,5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65.3" calcext:value-type="float">
            <text:p>65,3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60.5" calcext:value-type="float">
            <text:p>60,5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57.1" calcext:value-type="float">
            <text:p>57,1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54.1" calcext:value-type="float">
            <text:p>54,1</text:p>
          </table:table-cell>
          <table:table-cell table:number-columns-repeated="1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2.2" calcext:value-type="float">
            <text:p>52,2</text:p>
          </table:table-cell>
          <table:table-cell table:number-columns-repeated="12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 calcext:value-type="string">
            <text:p>2º Bob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ição(m)</text:p>
          </table:table-cell>
          <table:table-cell office:value-type="string" calcext:value-type="string">
            <text:p>Hall (V)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0455" calcext:value-type="float">
            <text:p>0,0455</text:p>
          </table:table-cell>
          <table:table-cell table:number-columns-repeated="12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457" calcext:value-type="float">
            <text:p>0,0457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464" calcext:value-type="float">
            <text:p>0,0464</text:p>
          </table:table-cell>
          <table:table-cell table:number-columns-repeated="12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472" calcext:value-type="float">
            <text:p>0,047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481" calcext:value-type="float">
            <text:p>0,0481</text:p>
          </table:table-cell>
          <table:table-cell table:number-columns-repeated="1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495" calcext:value-type="float">
            <text:p>0,0495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509" calcext:value-type="float">
            <text:p>0,0509</text:p>
          </table:table-cell>
          <table:table-cell table:number-columns-repeated="1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528" calcext:value-type="float">
            <text:p>0,0528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553" calcext:value-type="float">
            <text:p>0,0553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574" calcext:value-type="float">
            <text:p>0,0574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table:number-columns-repeated="1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62" calcext:value-type="float">
            <text:p>0,062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0633" calcext:value-type="float">
            <text:p>0,0633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0628" calcext:value-type="float">
            <text:p>0,0628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618" calcext:value-type="float">
            <text:p>0,0618</text:p>
          </table:table-cell>
          <table:table-cell table:number-columns-repeated="12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059" calcext:value-type="float">
            <text:p>0,059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057" calcext:value-type="float">
            <text:p>0,057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0545" calcext:value-type="float">
            <text:p>0,054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m séri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ição(m)</text:p>
          </table:table-cell>
          <table:table-cell office:value-type="string" calcext:value-type="string">
            <text:p>Hall (V)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0492" calcext:value-type="float">
            <text:p>0,0492</text:p>
          </table:table-cell>
          <table:table-cell table:number-columns-repeated="12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509" calcext:value-type="float">
            <text:p>0,050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525" calcext:value-type="float">
            <text:p>0,0525</text:p>
          </table:table-cell>
          <table:table-cell table:number-columns-repeated="12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544" calcext:value-type="float">
            <text:p>0,0544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559" calcext:value-type="float">
            <text:p>0,0559</text:p>
          </table:table-cell>
          <table:table-cell table:number-columns-repeated="1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568" calcext:value-type="float">
            <text:p>0,056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563" calcext:value-type="float">
            <text:p>0,0563</text:p>
          </table:table-cell>
          <table:table-cell table:number-columns-repeated="1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54" calcext:value-type="float">
            <text:p>0,054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456" calcext:value-type="float">
            <text:p>0,0456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409" calcext:value-type="float">
            <text:p>0,0409</text:p>
          </table:table-cell>
          <table:table-cell table:number-columns-repeated="1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362" calcext:value-type="float">
            <text:p>0,0362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0324" calcext:value-type="float">
            <text:p>0,0324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0309" calcext:value-type="float">
            <text:p>0,0309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306" calcext:value-type="float">
            <text:p>0,0306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Cálculo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 = CC * VH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 = u0(N/l)*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(x) = (x0/2)*((I*R^2)/(R^2 + x^2)^(3/2)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ºEspiras →</text:p>
          </table:table-cell>
          <table:table-cell office:value-type="string" calcext:value-type="string">
            <text:p>Bmáx/B(x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bstituindo e calculando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 = 0,03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H = 0,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(x) = 3,39*10^-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ax = 8,6*10^-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ºEspiras →</text:p>
          </table:table-cell>
          <table:table-cell table:formula="of:=(8.6*10^-4)/(3.39*10^-6)" office:value-type="float" office:value="253.687315634218" calcext:value-type="float">
            <text:p>253,687315634218</text:p>
          </table:table-cell>
          <table:table-cell office:value-type="string" calcext:value-type="string">
            <text:p>~= <text:s/>25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-00-0000</text:date>, <text:time style:data-style-name="N2" text:time-value="18:02:50.7918505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15:05.969197814</meta:creation-date>
    <dc:date>2018-12-11T19:08:28.207077681</dc:date>
    <meta:editing-duration>PT13M54S</meta:editing-duration>
    <meta:editing-cycles>3</meta:editing-cycles>
    <meta:generator>LibreOffice/6.0.6.2$Linux_X86_64 LibreOffice_project/00m0$Build-2</meta:generator>
    <meta:document-statistic meta:table-count="1" meta:cell-count="136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cm" svg:y="0.316cm" chart:style-name="ch2">
          <text:p>Em série</text:p>
        </chart:title>
        <chart:legend chart:legend-position="end" svg:x="13.843cm" svg:y="4.201cm" style:legend-expansion="high" chart:style-name="ch3"/>
        <chart:plot-area chart:style-name="ch4" table:cell-range-address="Folha1.A84:Folha1.B95" svg:x="1.121cm" svg:y="0.206cm" svg:width="12.627cm" svg:height="7.658cm">
          <chartooo:coordinate-region svg:x="2.033cm" svg:y="0.405cm" svg:width="11.383cm" svg:height="6.812cm"/>
          <chart:axis chart:dimension="x" chart:name="primary-x" chart:style-name="ch5">
            <chart:title svg:x="6.477cm" svg:y="8.044cm" chart:style-name="ch6">
              <text:p>Posição(cm)</text:p>
            </chart:title>
          </chart:axis>
          <chart:axis chart:dimension="y" chart:name="primary-y" chart:style-name="ch5">
            <chart:title svg:x="0.241cm" svg:y="5.534cm" chart:style-name="ch7">
              <text:p>Tensão de Hall(mV)</text:p>
            </chart:title>
            <chart:grid chart:style-name="ch8" chart:class="major"/>
          </chart:axis>
          <chart:series chart:style-name="ch9" chart:values-cell-range-address="Folha1.B84:Folha1.B95" chart:class="chart:scatter">
            <chart:domain table:cell-range-address="Folha1.A84:Folha1.A95"/>
            <chart:data-point chart:repeated="8"/>
            <chart:data-point chart:style-name="ch10"/>
            <chart:data-point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Folha1.A84:Folha1.A95</svg:desc>
                </draw:g>
              </table:table-cell>
              <table:table-cell office:value-type="float" office:value="0.0492">
                <text:p>0.0492</text:p>
                <draw:g>
                  <svg:desc>Folha1.B84:Folha1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563">
                <text:p>0.0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">
                <text:p>0.16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">
                <text:p>0.17</text:p>
              </table:table-cell>
              <table:table-cell office:value-type="float" office:value="0.0362">
                <text:p>0.0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03cm" svg:height="7.427cm" xlink:href=".." xlink:type="simple" chart:class="chart:scatter" chart:style-name="ch1">
        <chart:title svg:x="5.605cm" svg:y="0.284cm" chart:style-name="ch2">
          <text:p>1ª bobina</text:p>
        </chart:title>
        <chart:legend chart:legend-position="end" svg:x="11.046cm" svg:y="3.414cm" style:legend-expansion="high" chart:style-name="ch3"/>
        <chart:plot-area chart:style-name="ch4" table:cell-range-address="Folha1.A34:Folha1.B42" svg:x="1.275cm" svg:y="1.211cm" svg:width="9.507cm" svg:height="5.087cm">
          <chartooo:coordinate-region svg:x="1.896cm" svg:y="1.411cm" svg:width="8.554cm" svg:height="4.24cm"/>
          <chart:axis chart:dimension="x" chart:name="primary-x" chart:style-name="ch5">
            <chart:title svg:x="4.952cm" svg:y="6.446cm" chart:style-name="ch6">
              <text:p>Posição em m</text:p>
            </chart:title>
          </chart:axis>
          <chart:axis chart:dimension="y" chart:name="primary-y" chart:style-name="ch5">
            <chart:title svg:x="0.451cm" svg:y="4.102cm" chart:style-name="ch7">
              <text:p>Hall</text:p>
            </chart:title>
            <chart:grid chart:style-name="ch8" chart:class="major"/>
          </chart:axis>
          <chart:series chart:style-name="ch9" chart:values-cell-range-address="Folha1.B34:Folha1.B42" chart:class="chart:scatter">
            <chart:domain table:cell-range-address="Folha1.A34:Folha1.A4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Folha1.A34:Folha1.A42</svg:desc>
                </draw:g>
              </table:table-cell>
              <table:table-cell office:value-type="float" office:value="51.6">
                <text:p>51.6</text:p>
                <draw:g>
                  <svg:desc>Folha1.B34:Folha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52.2">
                <text:p>5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79cm" svg:height="7.492cm" xlink:href=".." xlink:type="simple" chart:class="chart:scatter" chart:style-name="ch1">
        <chart:title svg:x="4.993cm" svg:y="0.285cm" chart:style-name="ch2">
          <text:p>2ª bobina</text:p>
        </chart:title>
        <chart:legend chart:legend-position="end" svg:x="9.822cm" svg:y="3.447cm" style:legend-expansion="high" chart:style-name="ch3"/>
        <chart:plot-area chart:style-name="ch4" table:cell-range-address="Folha1.A63:Folha1.B80" svg:x="0.489cm" svg:y="1.203cm" svg:width="9.658cm" svg:height="5.605cm">
          <chartooo:coordinate-region svg:x="1.402cm" svg:y="1.403cm" svg:width="8.413cm" svg:height="4.758cm"/>
          <chart:axis chart:dimension="x" chart:name="primary-x" chart:style-name="ch5">
            <chart:title svg:x="4.255cm" svg:y="6.932cm" chart:style-name="ch6">
              <text:p>posição em m</text:p>
            </chart:title>
          </chart:axis>
          <chart:axis chart:dimension="y" chart:name="primary-y" chart:style-name="ch5">
            <chart:title svg:x="0cm" svg:y="4.605cm" chart:style-name="ch7">
              <text:p>Hall (V)</text:p>
            </chart:title>
            <chart:grid chart:style-name="ch8" chart:class="major"/>
          </chart:axis>
          <chart:series chart:style-name="ch9" chart:values-cell-range-address="Folha1.B63:Folha1.B80" chart:class="chart:scatter">
            <chart:domain table:cell-range-address="Folha1.A63:Folha1.A80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Folha1.A63:Folha1.A80</svg:desc>
                </draw:g>
              </table:table-cell>
              <table:table-cell office:value-type="float" office:value="0.0455">
                <text:p>0.0455</text:p>
                <draw:g>
                  <svg:desc>Folha1.B63:Folha1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">
                <text:p>0.14</text:p>
              </table:table-cell>
              <table:table-cell office:value-type="float" office:value="0.0553">
                <text:p>0.0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574">
                <text:p>0.0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">
                <text:p>0.1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">
                <text:p>0.18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">
                <text:p>0.2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">
                <text:p>0.2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">
                <text:p>0.23</text:p>
              </table:table-cell>
              <table:table-cell office:value-type="float" office:value="0.0545">
                <text:p>0.0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